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db5d" officeooo:paragraph-rsid="0015db5d"/>
    </style:style>
    <style:style style:name="P2" style:family="paragraph" style:parent-style-name="Standard">
      <style:text-properties officeooo:rsid="0019ca3c" officeooo:paragraph-rsid="0019ca3c"/>
    </style:style>
    <style:style style:name="P3" style:family="paragraph" style:parent-style-name="Standard">
      <style:text-properties officeooo:rsid="001b96c8" officeooo:paragraph-rsid="001b96c8"/>
    </style:style>
    <style:style style:name="P4" style:family="paragraph" style:parent-style-name="Standard">
      <style:text-properties officeooo:rsid="001ce853" officeooo:paragraph-rsid="001ce853"/>
    </style:style>
    <style:style style:name="P5" style:family="paragraph" style:parent-style-name="Standard">
      <style:text-properties officeooo:rsid="0020f585" officeooo:paragraph-rsid="0020f585"/>
    </style:style>
    <style:style style:name="P6" style:family="paragraph" style:parent-style-name="Standard">
      <style:text-properties officeooo:rsid="0021c19d" officeooo:paragraph-rsid="0021c19d"/>
    </style:style>
    <style:style style:name="P7" style:family="paragraph" style:parent-style-name="Standard">
      <style:text-properties style:font-name="Liberation Serif" officeooo:rsid="0021c19d" officeooo:paragraph-rsid="0021c19d"/>
    </style:style>
    <style:style style:name="P8" style:family="paragraph" style:parent-style-name="Standard">
      <style:text-properties style:font-name="Liberation Serif" officeooo:rsid="002452d8" officeooo:paragraph-rsid="0027137f"/>
    </style:style>
    <style:style style:name="P9" style:family="paragraph" style:parent-style-name="Standard">
      <style:text-properties style:font-name="Liberation Serif" officeooo:rsid="002944c7" officeooo:paragraph-rsid="002944c7"/>
    </style:style>
    <style:style style:name="P10" style:family="paragraph" style:parent-style-name="Standard">
      <style:text-properties style:font-name="Liberation Serif" officeooo:rsid="002d3ef0" officeooo:paragraph-rsid="002d3ef0"/>
    </style:style>
    <style:style style:name="P11" style:family="paragraph" style:parent-style-name="Standard">
      <style:text-properties style:font-name="Liberation Serif" officeooo:rsid="002fd4df" officeooo:paragraph-rsid="002fd4df"/>
    </style:style>
    <style:style style:name="P12" style:family="paragraph" style:parent-style-name="Standard">
      <style:text-properties style:font-name="Liberation Serif" officeooo:rsid="0030797d" officeooo:paragraph-rsid="0030797d"/>
    </style:style>
    <style:style style:name="P13" style:family="paragraph" style:parent-style-name="Standard">
      <style:text-properties style:font-name="Liberation Serif" officeooo:rsid="00466234" officeooo:paragraph-rsid="00466234"/>
    </style:style>
    <style:style style:name="P14" style:family="paragraph" style:parent-style-name="Standard">
      <style:text-properties style:font-name="Liberation Serif" officeooo:rsid="003ece49" officeooo:paragraph-rsid="003ece49"/>
    </style:style>
    <style:style style:name="P15" style:family="paragraph" style:parent-style-name="Standard">
      <style:text-properties style:font-name="Liberation Mono" fo:font-size="11pt" fo:font-style="normal" fo:font-weight="normal" officeooo:rsid="002944c7" officeooo:paragraph-rsid="002944c7" style:font-size-asian="11pt" style:font-style-asian="normal" style:font-weight-asian="normal"/>
    </style:style>
    <style:style style:name="P16" style:family="paragraph" style:parent-style-name="Standard">
      <style:text-properties officeooo:rsid="007a9ece" officeooo:paragraph-rsid="007a9ece"/>
    </style:style>
    <style:style style:name="P17" style:family="paragraph" style:parent-style-name="Standard">
      <style:text-properties style:font-name="Liberation Serif" officeooo:rsid="002fd4df" officeooo:paragraph-rsid="002fd4df"/>
    </style:style>
    <style:style style:name="P18" style:family="paragraph" style:parent-style-name="Standard">
      <style:text-properties style:font-name="Liberation Serif" officeooo:rsid="007ef1c7" officeooo:paragraph-rsid="007ef1c7"/>
    </style:style>
    <style:style style:name="P19" style:family="paragraph" style:parent-style-name="Standard">
      <style:text-properties officeooo:rsid="008003de" officeooo:paragraph-rsid="008003de"/>
    </style:style>
    <style:style style:name="P20" style:family="paragraph">
      <style:paragraph-properties fo:text-align="center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7a9ece"/>
    </style:style>
    <style:style style:name="T4" style:family="text">
      <style:text-properties officeooo:rsid="002954e6"/>
    </style:style>
    <style:style style:name="T5" style:family="text">
      <style:text-properties style:text-position="super 58%" officeooo:rsid="002954e6"/>
    </style:style>
    <style:style style:name="T6" style:family="text">
      <style:text-properties style:text-position="super 58%" style:font-name="Liberation Mono" fo:font-size="11pt" fo:font-style="normal" fo:font-weight="normal" style:font-size-asian="11pt" style:font-style-asian="normal" style:font-weight-asian="normal"/>
    </style:style>
    <style:style style:name="T7" style:family="text">
      <style:text-properties officeooo:rsid="0029ac33"/>
    </style:style>
    <style:style style:name="T8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9" style:family="text">
      <style:text-properties style:font-name="Liberation Mono" fo:font-size="11pt" fo:font-style="normal" fo:font-weight="normal" officeooo:rsid="002fd4df" style:font-size-asian="11pt" style:font-style-asian="normal" style:font-weight-asian="normal"/>
    </style:style>
    <style:style style:name="T10" style:family="text">
      <style:text-properties officeooo:rsid="00513484"/>
    </style:style>
    <style:style style:name="T11" style:family="text">
      <style:text-properties officeooo:rsid="005e817e"/>
    </style:style>
    <style:style style:name="T12" style:family="text">
      <style:text-properties officeooo:rsid="00602e8e"/>
    </style:style>
    <style:style style:name="T13" style:family="text">
      <style:text-properties officeooo:rsid="007ef1c7"/>
    </style:style>
    <style:style style:name="T14" style:family="text">
      <style:text-properties style:font-name="Liberation Serif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textarea-horizontal-align="justify" draw:textarea-vertical-align="middle" draw:auto-grow-height="false" fo:min-height="0.6161in" fo:min-width="1.4126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as-char" svg:y="-0.3874in" svg:width="1.7839in" svg:height="0.6799in" draw:z-index="0"><draw:object xlink:href="./Object 1" xlink:type="simple" xlink:show="embed" xlink:actuate="onLoad"/><draw:image xlink:href="./ObjectReplacements/Object 1" xlink:type="simple" xlink:show="embed" xlink:actuate="onLoad"/></draw:frame><text:s/><text:span text:style-name="T4">general PID of any order</text:span></text:p>
      <text:p text:style-name="P1">when <draw:frame draw:style-name="fr1" draw:name="Object2" text:anchor-type="as-char" svg:y="-0.211in" svg:width="0.7764in" svg:height="0.328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4">for 1</text:span><text:span text:style-name="T5">st</text:span><text:span text:style-name="T4"> order process</text:span></text:p>
      <text:p text:style-name="Standard"/>
      <text:p text:style-name="P1"><draw:frame draw:style-name="fr1" draw:name="Object3" text:anchor-type="as-char" svg:y="-0.872in" svg:width="2.6661in" svg:height="1.6862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>for kd=0, kb=1</text:p>
      <text:p text:style-name="P2"><draw:frame draw:style-name="fr1" draw:name="Object4" text:anchor-type="as-char" svg:y="-0.211in" svg:width="1.7484in" svg:height="0.5035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>with step c/s</text:p>
      <text:p text:style-name="P3"><draw:frame draw:style-name="fr1" draw:name="Object5" text:anchor-type="as-char" svg:y="-0.9744in" svg:width="2.4543in" svg:height="1.872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4">from 28a</text:p>
      <text:p text:style-name="P3"><draw:frame draw:style-name="fr1" draw:name="Object6" text:anchor-type="as-char" svg:y="-0.2465in" svg:width="5.2902in" svg:height="0.4161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3"><draw:frame draw:style-name="fr1" draw:name="Object7" text:anchor-type="as-char" svg:y="-0.1681in" svg:width="3.4484in" svg:height="0.2154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5"><draw:frame draw:style-name="fr1" draw:name="Object8" text:anchor-type="as-char" svg:y="-0.5209in" svg:width="2.1736in" svg:height="0.9728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6">if <text:span text:style-name="T1">ζ</text:span><text:span text:style-name="T2">&gt;1 then use exponential form 11</text:span></text:p>
      <text:p text:style-name="P7"><draw:frame draw:style-name="fr1" draw:name="Object9" text:anchor-type="as-char" svg:y="-0.2783in" svg:width="3.578in" svg:height="0.4429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9"><text:span text:style-name="T2">let </text:span><text:span text:style-name="T3">ab=m,a+b=n;</text:span></text:p>
      <text:p text:style-name="P19"><text:span text:style-name="T2"><text:s/>ab=kikh/</text:span><text:bookmark-start text:name="__DdeLink__130_2270426142"/><text:span text:style-name="T1">τ</text:span><text:bookmark-end text:name="__DdeLink__130_2270426142"/><text:span text:style-name="T1">, a+b=(kpkh+1)/ τ,</text:span></text:p>
      <text:p text:style-name="P19"><text:span text:style-name="T1">a+m/b=n;</text:span></text:p>
      <text:p text:style-name="P16"><text:span text:style-name="T2">a^2-na+m=0; a=(n+-sqrt(n^2-4m))/2;</text:span></text:p>
      <text:p text:style-name="P8"/>
      <text:p text:style-name="P9">there is 2 solution when overdamp ,need to figure out <text:span text:style-name="T7">which one is correct</text:span></text:p>
      <text:p text:style-name="P10"><text:span text:style-name="T8">1</text:span><text:span text:style-name="T6">st</text:span><text:span text:style-name="T8"> order PID</text:span></text:p>
      <text:p text:style-name="P10"><text:soft-page-break/><text:span text:style-name="T8"><draw:frame draw:style-name="fr1" draw:name="Object12" text:anchor-type="as-char" svg:y="-0.7925in" svg:width="3.4102in" svg:height="1.5252in" draw:z-index="9"><draw:object xlink:href="./Object 12" xlink:type="simple" xlink:show="embed" xlink:actuate="onLoad"/><draw:image xlink:href="./ObjectReplacements/Object 12" xlink:type="simple" xlink:show="embed" xlink:actuate="onLoad"/></draw:frame></text:span><text:span text:style-name="T9">equation 36 and 35</text:span></text:p>
      <text:p text:style-name="P15"/>
      <text:p text:style-name="P11">equation 35</text:p>
      <text:p text:style-name="P11"><draw:frame draw:style-name="fr1" draw:name="Object13" text:anchor-type="as-char" svg:y="-1.8327in" svg:width="2.4098in" svg:height="3.6063in" draw:z-index="10"><draw:object xlink:href="./Object 13" xlink:type="simple" xlink:show="embed" xlink:actuate="onLoad"/><draw:image xlink:href="./ObjectReplacements/Object 13" xlink:type="simple" xlink:show="embed" xlink:actuate="onLoad"/></draw:frame></text:p>
      <text:p text:style-name="P18">only the + root is correct ,conform by plotting the two line</text:p>
      <text:p text:style-name="P7"/>
      <text:p text:style-name="P12">equation 36</text:p>
      <text:p text:style-name="P12"><draw:frame draw:style-name="fr1" draw:name="Object14" text:anchor-type="as-char" svg:y="-0.5811in" svg:width="2.2799in" svg:height="1.1028in" draw:z-index="11"><draw:object xlink:href="./Object 14" xlink:type="simple" xlink:show="embed" xlink:actuate="onLoad"/><draw:image xlink:href="./ObjectReplacements/Object 14" xlink:type="simple" xlink:show="embed" xlink:actuate="onLoad"/></draw:frame></text:p>
      <text:p text:style-name="P12"><draw:frame draw:style-name="fr1" draw:name="Object15" text:anchor-type="as-char" svg:y="-0.3992in" svg:width="1.352in" svg:height="0.739in" draw:z-index="12"><draw:object xlink:href="./Object 15" xlink:type="simple" xlink:show="embed" xlink:actuate="onLoad"/><draw:image xlink:href="./ObjectReplacements/Object 15" xlink:type="simple" xlink:show="embed" xlink:actuate="onLoad"/></draw:frame></text:p>
      <text:p text:style-name="P14"/>
      <text:p text:style-name="P14"/>
      <text:p text:style-name="P14"/>
      <text:p text:style-name="P14"/>
      <text:p text:style-name="P14">or convert to the <text:span text:style-name="T11">zeta omega</text:span> form <text:span text:style-name="T12">as below</text:span></text:p>
      <text:p text:style-name="P12"><draw:custom-shape text:anchor-type="paragraph" draw:z-index="15" draw:name="Shape1" draw:style-name="gr1" draw:text-style-name="P20" svg:width="1.4122in" svg:height="0.6157in" svg:x="3.8256in" svg:y="2.0366in"><text:p text:style-name="P20">Zeta 1+KhKbKp / [2sqrt(t+KhKbKd)(KhKbKi)]</text:p><draw:enhanced-geometry svg:viewBox="0 0 21600 21600" draw:glue-points="10800 0 0 10800 10800 21600 21600 10800 ?f40 ?f41" draw:text-areas="0 0 21600 21600" draw:type="rectangular-callout" draw:modifiers="-6573.45132743363 24984.8928974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oft-page-break/><draw:frame draw:style-name="fr1" draw:name="Object17" text:anchor-type="as-char" svg:y="-1.9752in" svg:width="3.602in" svg:height="3.8909in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13">inverse of <text:span text:style-name="T10">laplace </text:span>equation 36 is</text:p>
      <text:p text:style-name="P13"><draw:frame draw:style-name="fr1" draw:name="Object16" text:anchor-type="as-char" svg:y="-0.472in" svg:width="6.7898in" svg:height="0.9126in" draw:z-index="13"><draw:object xlink:href="./Object 16" xlink:type="simple" xlink:show="embed" xlink:actuate="onLoad"/><draw:image xlink:href="./ObjectReplacements/Object 16" xlink:type="simple" xlink:show="embed" xlink:actuate="onLoad"/></draw:frame></text:p>
      <text:p text:style-name="P12"><draw:frame draw:style-name="fr1" draw:name="Object18" text:anchor-type="as-char" svg:y="-0.261in" svg:width="5.8098in" svg:height="0.4839in" draw:z-index="14"><draw:object xlink:href="./Object 18" xlink:type="simple" xlink:show="embed" xlink:actuate="onLoad"/><draw:image xlink:href="./ObjectReplacements/Object 18" xlink:type="simple" xlink:show="embed" xlink:actuate="onLoad"/></draw:frame></text:p>
      <text:p text:style-name="P12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8T20:07:17.338625749</meta:creation-date>
    <dc:date>2018-08-09T21:09:33.302808994</dc:date>
    <meta:editing-duration>PT15H53M26S</meta:editing-duration>
    <meta:editing-cycles>63</meta:editing-cycles>
    <meta:generator>LibreOffice/6.0.3.2$Linux_X86_64 LibreOffice_project/00m0$Build-2</meta:generator>
    <meta:document-statistic meta:table-count="0" meta:image-count="0" meta:object-count="16" meta:page-count="3" meta:paragraph-count="31" meta:word-count="85" meta:character-count="468" meta:non-whitespace-character-count="399"/>
  </office:meta>
</office:document-meta>
</file>

<file path=Object 1/content.xml><?xml version="1.0" encoding="utf-8"?>
<math xmlns="http://www.w3.org/1998/Math/MathML" display="block">
  <semantics>
    <mrow>
      <mi>G</mi>
      <mo stretchy="false">=</mo>
      <mfrac>
        <mrow>
          <mi>H</mi>
          <mo stretchy="false">∗</mo>
          <mrow>
            <mo fence="true" stretchy="false">(</mo>
            <mrow>
              <mrow>
                <mi mathvariant="italic">kp</mi>
                <mo stretchy="false">+</mo>
                <mfrac>
                  <mi mathvariant="italic">Ki</mi>
                  <mi>s</mi>
                </mfrac>
                <mo stretchy="false">+</mo>
                <mi mathvariant="italic">kds</mi>
              </mrow>
            </mrow>
            <mo fence="true" stretchy="false">)</mo>
          </mrow>
        </mrow>
        <mrow>
          <mrow>
            <mn>1</mn>
            <mo stretchy="false">+</mo>
            <mi mathvariant="italic">kbH</mi>
          </mrow>
          <mrow>
            <mo fence="true" stretchy="false">(</mo>
            <mrow>
              <mrow>
                <mi mathvariant="italic">kp</mi>
                <mo stretchy="false">+</mo>
                <mfrac>
                  <mi mathvariant="italic">ki</mi>
                  <mi>s</mi>
                </mfrac>
                <mo stretchy="false">+</mo>
                <mi mathvariant="italic">kds</mi>
              </mrow>
            </mrow>
            <mo fence="true" stretchy="false">)</mo>
          </mrow>
        </mrow>
      </mfrac>
    </mrow>
    <annotation encoding="StarMath 5.0">G=H*( kp+Ki over s+kds ) over {1+kbH( kp+ki over s+kds)}
</annotation>
  </semantics>
</math>
</file>

<file path=Object 12/content.xml><?xml version="1.0" encoding="utf-8"?>
<math xmlns="http://www.w3.org/1998/Math/MathML" display="block">
  <semantics>
    <mtable>
      <mtr>
        <mtd>
          <mrow>
            <mi>G</mi>
            <mo stretchy="false">=</mo>
            <mfrac>
              <mrow>
                <mi mathvariant="italic">kd</mi>
                <mrow>
                  <msup>
                    <mi>s</mi>
                    <mn>2</mn>
                  </msup>
                  <mo stretchy="false">+</mo>
                  <mi mathvariant="italic">kp</mi>
                </mrow>
                <mrow>
                  <mi>s</mi>
                  <mo stretchy="false">+</mo>
                  <mi mathvariant="italic">ki</mi>
                </mrow>
              </mrow>
              <mrow>
                <mrow>
                  <mo fence="true" stretchy="false">(</mo>
                  <mrow>
                    <mrow>
                      <mi mathvariant="italic">kb</mi>
                      <mrow>
                        <mi mathvariant="italic">kd</mi>
                        <mo stretchy="false">+</mo>
                        <mfrac>
                          <mi>τ</mi>
                          <mi mathvariant="italic">kh</mi>
                        </mfrac>
                      </mrow>
                    </mrow>
                  </mrow>
                  <mo fence="true" stretchy="false">)</mo>
                </mrow>
                <mrow>
                  <msup>
                    <mi>s</mi>
                    <mn>2</mn>
                  </msup>
                  <mo stretchy="false">+</mo>
                  <mrow>
                    <mo fence="true" stretchy="false">(</mo>
                    <mrow>
                      <mrow>
                        <mi mathvariant="italic">kb</mi>
                        <mrow>
                          <mi mathvariant="italic">kp</mi>
                          <mo stretchy="false">+</mo>
                          <mfrac>
                            <mn>1</mn>
                            <mi mathvariant="italic">kh</mi>
                          </mfrac>
                        </mrow>
                      </mrow>
                    </mrow>
                    <mo fence="true" stretchy="false">)</mo>
                  </mrow>
                </mrow>
                <mrow>
                  <mi>s</mi>
                  <mo stretchy="false">+</mo>
                  <mi mathvariant="italic">kbki</mi>
                </mrow>
              </mrow>
            </mfrac>
          </mrow>
        </mtd>
      </mtr>
      <mtr>
        <mtd>
          <mrow>
            <mrow>
              <mfrac>
                <mrow>
                  <mi>G</mi>
                  <mo stretchy="false">∗</mo>
                  <mi>c</mi>
                </mrow>
                <mi>s</mi>
              </mfrac>
              <mo stretchy="false">=</mo>
              <mfrac>
                <mrow>
                  <mi>c</mi>
                  <mi mathvariant="italic">kd</mi>
                </mrow>
                <mrow>
                  <mi mathvariant="italic">kbkd</mi>
                  <mo stretchy="false">+</mo>
                  <mfrac>
                    <mi>τ</mi>
                    <mi mathvariant="italic">kh</mi>
                  </mfrac>
                </mrow>
              </mfrac>
            </mrow>
            <mfrac>
              <mrow>
                <mrow>
                  <msup>
                    <mi>s</mi>
                    <mn>2</mn>
                  </msup>
                  <mo stretchy="false">+</mo>
                  <mfrac>
                    <mi mathvariant="italic">kp</mi>
                    <mi mathvariant="italic">kd</mi>
                  </mfrac>
                </mrow>
                <mrow>
                  <mi>s</mi>
                  <mo stretchy="false">+</mo>
                  <mfrac>
                    <mi mathvariant="italic">ki</mi>
                    <mi mathvariant="italic">kd</mi>
                  </mfrac>
                </mrow>
              </mrow>
              <mrow>
                <mi>s</mi>
                <mrow>
                  <mo fence="true" stretchy="false">(</mo>
                  <mrow>
                    <mrow>
                      <mrow>
                        <msup>
                          <mi>s</mi>
                          <mn>2</mn>
                        </msup>
                        <mo stretchy="false">+</mo>
                        <mfrac>
                          <mrow>
                            <mo fence="true" stretchy="false">(</mo>
                            <mrow>
                              <mrow>
                                <mi mathvariant="italic">kb</mi>
                                <mrow>
                                  <mi mathvariant="italic">kp</mi>
                                  <mo stretchy="false">+</mo>
                                  <mfrac>
                                    <mn>1</mn>
                                    <mi mathvariant="italic">kh</mi>
                                  </mfrac>
                                </mrow>
                              </mrow>
                            </mrow>
                            <mo fence="true" stretchy="false">)</mo>
                          </mrow>
                          <mrow>
                            <mi mathvariant="italic">kbkd</mi>
                            <mo stretchy="false">+</mo>
                            <mfrac>
                              <mi>τ</mi>
                              <mi mathvariant="italic">kh</mi>
                            </mfrac>
                          </mrow>
                        </mfrac>
                      </mrow>
                      <mrow>
                        <mi>s</mi>
                        <mo stretchy="false">+</mo>
                        <mfrac>
                          <mi mathvariant="italic">kbki</mi>
                          <mrow>
                            <mi mathvariant="italic">kbkd</mi>
                            <mo stretchy="false">+</mo>
                            <mfrac>
                              <mi>τ</mi>
                              <mi mathvariant="italic">kh</mi>
                            </mfrac>
                          </mrow>
                        </mfrac>
                      </mrow>
                    </mrow>
                  </mrow>
                  <mo fence="true" stretchy="false">)</mo>
                </mrow>
              </mrow>
            </mfrac>
          </mrow>
        </mtd>
      </mtr>
    </mtable>
    <annotation encoding="StarMath 5.0">G={kd s^2 +kp s+ki} over {(kb kd +%tau over kh)s^2 +(kb kp+ 1 over kh)s+kbki } newline
G*c over s={c kd} over {kbkd+%tau over kh} {s^2 +kp over kd s+ki over kd} over {s(s^2 +(kb kp+ 1 over kh)over{kbkd+%tau over kh}s+kbki over{kbkd+%tau over kh}) }
</annotation>
  </semantics>
</math>
</file>

<file path=Object 13/content.xml><?xml version="1.0" encoding="utf-8"?>
<math xmlns="http://www.w3.org/1998/Math/MathML" display="block">
  <semantics>
    <mtable>
      <mtr>
        <mtd>
          <mrow>
            <mfrac>
              <mrow>
                <mrow>
                  <msup>
                    <mi>s</mi>
                    <mn>2</mn>
                  </msup>
                  <mo stretchy="false">+</mo>
                  <msub>
                    <mi>α</mi>
                    <mn>1</mn>
                  </msub>
                </mrow>
                <mrow>
                  <mi>s</mi>
                  <mo stretchy="false">+</mo>
                  <msub>
                    <mi>α</mi>
                    <mn>0</mn>
                  </msub>
                </mrow>
              </mrow>
              <mrow>
                <mi>s</mi>
                <mrow>
                  <mo fence="true" stretchy="false">(</mo>
                  <mrow>
                    <mrow>
                      <mi>s</mi>
                      <mo stretchy="false">+</mo>
                      <mi>a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s</mi>
                      <mo stretchy="false">+</mo>
                      <mi>b</mi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row>
                  <msup>
                    <mi>s</mi>
                    <mn>2</mn>
                  </msup>
                  <mo stretchy="false">+</mo>
                  <msub>
                    <mi>α</mi>
                    <mn>1</mn>
                  </msub>
                </mrow>
                <mrow>
                  <mi>s</mi>
                  <mo stretchy="false">+</mo>
                  <msub>
                    <mi>α</mi>
                    <mn>0</mn>
                  </msub>
                </mrow>
              </mrow>
              <mrow>
                <mi>s</mi>
                <mrow>
                  <mo fence="true" stretchy="false">(</mo>
                  <mrow>
                    <mrow>
                      <mrow>
                        <msup>
                          <mi>s</mi>
                          <mn>2</mn>
                        </msup>
                        <mo stretchy="false">+</mo>
                        <mrow>
                          <mo fence="true" stretchy="false">(</mo>
                          <mrow>
                            <mrow>
                              <mi>a</mi>
                              <mo stretchy="false">+</mo>
                              <mi>b</mi>
                            </mrow>
                          </mrow>
                          <mo fence="true" stretchy="false">)</mo>
                        </mrow>
                      </mrow>
                      <mrow>
                        <mi>s</mi>
                        <mo stretchy="false">+</mo>
                        <mi mathvariant="italic">ab</mi>
                      </mrow>
                    </mrow>
                  </mrow>
                  <mo fence="true" stretchy="false">)</mo>
                </mrow>
              </mrow>
            </mfrac>
          </mrow>
        </mtd>
      </mtr>
      <mtr>
        <mtd>
          <mrow>
            <msub>
              <mi>α</mi>
              <mn>1</mn>
            </msub>
            <mo stretchy="false">=</mo>
            <mfrac>
              <mi mathvariant="italic">kp</mi>
              <mi mathvariant="italic">kd</mi>
            </mfrac>
          </mrow>
        </mtd>
      </mtr>
      <mtr>
        <mtd>
          <mrow>
            <msub>
              <mi>α</mi>
              <mn>0</mn>
            </msub>
            <mo stretchy="false">=</mo>
            <mfrac>
              <mi mathvariant="italic">ki</mi>
              <mi mathvariant="italic">kd</mi>
            </mfrac>
          </mrow>
        </mtd>
      </mtr>
      <mtr>
        <mtd>
          <mrow>
            <mi mathvariant="italic">ab</mi>
            <mo stretchy="false">=</mo>
            <mfrac>
              <mi mathvariant="italic">kikb</mi>
              <mrow>
                <mi mathvariant="italic">kbkd</mi>
                <mo stretchy="false">+</mo>
                <mfrac>
                  <mi>τ</mi>
                  <mi mathvariant="italic">kh</mi>
                </mfrac>
              </mrow>
            </mfrac>
          </mrow>
        </mtd>
      </mtr>
      <mtr>
        <mtd>
          <mrow>
            <mrow>
              <mi>a</mi>
              <mo stretchy="false">+</mo>
              <mi>b</mi>
            </mrow>
            <mo stretchy="false">=</mo>
            <mfrac>
              <mrow>
                <mi mathvariant="italic">kbkp</mi>
                <mo stretchy="false">+</mo>
                <mfrac>
                  <mn>1</mn>
                  <mi mathvariant="italic">kh</mi>
                </mfrac>
              </mrow>
              <mrow>
                <mi mathvariant="italic">kbkd</mi>
                <mo stretchy="false">+</mo>
                <mfrac>
                  <mi>τ</mi>
                  <mi mathvariant="italic">kh</mi>
                </mfrac>
              </mrow>
            </mfrac>
          </mrow>
        </mtd>
      </mtr>
      <mtr>
        <mtd>
          <mrow>
            <mi mathvariant="italic">let</mi>
            <mrow>
              <mi>m</mi>
              <mo stretchy="false">=</mo>
              <mi mathvariant="italic">ab</mi>
            </mrow>
            <mi>,</mi>
            <mrow>
              <mi>n</mi>
              <mo stretchy="false">=</mo>
              <mrow>
                <mi>a</mi>
                <mo stretchy="false">+</mo>
                <mi>b</mi>
              </mrow>
            </mrow>
          </mrow>
        </mtd>
      </mtr>
      <mtr>
        <mtd>
          <mrow>
            <mi>b</mi>
            <mo stretchy="false">=</mo>
            <mfrac>
              <mi>m</mi>
              <mi>a</mi>
            </mfrac>
          </mrow>
        </mtd>
      </mtr>
      <mtr>
        <mtd>
          <mrow>
            <mrow>
              <mi>a</mi>
              <mo stretchy="false">+</mo>
              <mfrac>
                <mi>m</mi>
                <mi>a</mi>
              </mfrac>
            </mrow>
            <mo stretchy="false">=</mo>
            <mi>n</mi>
          </mrow>
        </mtd>
      </mtr>
      <mtr>
        <mtd>
          <mrow>
            <mrow>
              <msup>
                <mi>a</mi>
                <mn>2</mn>
              </msup>
              <mo stretchy="false">−</mo>
              <mi mathvariant="italic">na</mi>
              <mo stretchy="false">+</mo>
              <mi>m</mi>
            </mrow>
            <mo stretchy="false">=</mo>
            <mn>0</mn>
          </mrow>
        </mtd>
      </mtr>
      <mtr>
        <mtd>
          <mrow>
            <mi>a</mi>
            <mo stretchy="false">=</mo>
            <mfrac>
              <mrow>
                <mi>n</mi>
                <mo stretchy="false">±</mo>
                <msqrt>
                  <mrow>
                    <mrow>
                      <msup>
                        <mi>n</mi>
                        <mn>2</mn>
                      </msup>
                      <mo stretchy="false">−</mo>
                      <mn>4</mn>
                    </mrow>
                    <mi>m</mi>
                  </mrow>
                </msqrt>
              </mrow>
              <mn>2</mn>
            </mfrac>
          </mrow>
        </mtd>
      </mtr>
    </mtable>
    <annotation encoding="StarMath 5.0">{s^2+%alpha rsub{1}  s+%alpha rsub{0} } over {s(s+a)(s+b) }={s^2+%alpha rsub{1}  s+%alpha rsub{0} } over {s(s^2+(a+b)s+ab) } newline
%alpha rsub{1} =kp over kd newline
%alpha rsub{ 0 }=ki over kd newline
ab=kikb over { kbkd+%tau over kh } newline
 a+b={ kbkp+1 over kh} over{ kbkd+%tau over kh} newline
let m=ab , n=a+b newline
b=m over a newline
a+m over a=n newline
a^2-na+m=0 newline 
a={n +-sqrt{ n^2-4m } } over 2
</annotation>
  </semantics>
</math>
</file>

<file path=Object 14/content.xml><?xml version="1.0" encoding="utf-8"?>
<math xmlns="http://www.w3.org/1998/Math/MathML" display="block">
  <semantics>
    <mtable>
      <mtr>
        <mtd>
          <mrow>
            <mfrac>
              <mrow>
                <mrow>
                  <msup>
                    <mi>s</mi>
                    <mn>2</mn>
                  </msup>
                  <mo stretchy="false">+</mo>
                  <msub>
                    <mi>α</mi>
                    <mn>1</mn>
                  </msub>
                </mrow>
                <mrow>
                  <mi>s</mi>
                  <mo stretchy="false">+</mo>
                  <msub>
                    <mi>α</mi>
                    <mn>0</mn>
                  </msub>
                </mrow>
              </mrow>
              <mrow>
                <mi>s</mi>
                <mrow>
                  <msup>
                    <mrow>
                      <mo fence="true" stretchy="false">(</mo>
                      <mrow>
                        <mrow>
                          <mi>s</mi>
                          <mo stretchy="false">+</mo>
                          <mi>a</mi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i>b</mi>
                    <mn>2</mn>
                  </msup>
                </mrow>
              </mrow>
            </mfrac>
            <mo stretchy="false">=</mo>
            <mfrac>
              <mrow>
                <mrow>
                  <msup>
                    <mi>s</mi>
                    <mn>2</mn>
                  </msup>
                  <mo stretchy="false">+</mo>
                  <msub>
                    <mi>α</mi>
                    <mn>1</mn>
                  </msub>
                </mrow>
                <mrow>
                  <mi>s</mi>
                  <mo stretchy="false">+</mo>
                  <msub>
                    <mi>α</mi>
                    <mn>0</mn>
                  </msub>
                </mrow>
              </mrow>
              <mrow>
                <mi>s</mi>
                <mrow>
                  <mo fence="true" stretchy="false">(</mo>
                  <mrow>
                    <mrow>
                      <mrow>
                        <msup>
                          <mi>s</mi>
                          <mn>2</mn>
                        </msup>
                        <mo stretchy="false">+</mo>
                        <mn>2</mn>
                      </mrow>
                      <mrow>
                        <mi mathvariant="italic">as</mi>
                        <mo stretchy="false">+</mo>
                        <msup>
                          <mi>a</mi>
                          <mn>2</mn>
                        </msup>
                        <mo stretchy="false">+</mo>
                        <msup>
                          <mi>b</mi>
                          <mn>2</mn>
                        </msup>
                      </mrow>
                    </mrow>
                  </mrow>
                  <mo fence="true" stretchy="false">)</mo>
                </mrow>
              </mrow>
            </mfrac>
          </mrow>
        </mtd>
      </mtr>
      <mtr>
        <mtd>
          <mrow>
            <mrow>
              <msup>
                <mi>a</mi>
                <mn>2</mn>
              </msup>
              <mo stretchy="false">+</mo>
              <msup>
                <mi>b</mi>
                <mn>2</mn>
              </msup>
            </mrow>
            <mo stretchy="false">=</mo>
            <mfrac>
              <mi mathvariant="italic">ki</mi>
              <mrow>
                <mi mathvariant="italic">kbkd</mi>
                <mo stretchy="false">+</mo>
                <mi>τ</mi>
              </mrow>
            </mfrac>
          </mrow>
        </mtd>
      </mtr>
      <mtr>
        <mtd>
          <mrow>
            <mn>2</mn>
            <mrow>
              <mi>a</mi>
              <mo stretchy="false">=</mo>
              <mfrac>
                <mrow>
                  <mi mathvariant="italic">kbkp</mi>
                  <mo stretchy="false">+</mo>
                  <mn>1</mn>
                </mrow>
                <mrow>
                  <mi mathvariant="italic">kbkd</mi>
                  <mo stretchy="false">+</mo>
                  <mi>τ</mi>
                </mrow>
              </mfrac>
            </mrow>
          </mrow>
        </mtd>
      </mtr>
    </mtable>
    <annotation encoding="StarMath 5.0">{s^2+%alpha rsub{1}  s+%alpha rsub{0} } over {s(s+a)^2+b^2}={s^2+%alpha rsub{1}  s+%alpha rsub{0} } over {s(s^2+2as+a^2+b^2) } newline
a^2+b^2=ki over { kbkd+%tau } newline
 2a={ kbkp+1 } over{ kbkd+%tau }</annotation>
  </semantics>
</math>
</file>

<file path=Object 15/content.xml><?xml version="1.0" encoding="utf-8"?>
<math xmlns="http://www.w3.org/1998/Math/MathML" display="block">
  <semantics>
    <mtable>
      <mtr>
        <mtd>
          <mrow>
            <mi>a</mi>
            <mo stretchy="false">=</mo>
            <mfrac>
              <mrow>
                <mi mathvariant="italic">kbkp</mi>
                <mo stretchy="false">+</mo>
                <mn>1</mn>
              </mrow>
              <mrow>
                <mn>2</mn>
                <mrow>
                  <mo fence="true" stretchy="false">(</mo>
                  <mrow>
                    <mrow>
                      <mi mathvariant="italic">kbkd</mi>
                      <mo stretchy="false">+</mo>
                      <mi>τ</mi>
                    </mrow>
                  </mrow>
                  <mo fence="true" stretchy="false">)</mo>
                </mrow>
              </mrow>
            </mfrac>
          </mrow>
        </mtd>
      </mtr>
      <mtr>
        <mtd>
          <mrow>
            <mi>b</mi>
            <mo stretchy="false">=</mo>
            <mrow>
              <mo stretchy="false">±</mo>
              <msqrt>
                <mrow>
                  <msup>
                    <mi>a</mi>
                    <mn>2</mn>
                  </msup>
                  <mo stretchy="false">+</mo>
                  <mfrac>
                    <mi mathvariant="italic">ki</mi>
                    <mrow>
                      <mi mathvariant="italic">kbkd</mi>
                      <mo stretchy="false">+</mo>
                      <mi>τ</mi>
                    </mrow>
                  </mfrac>
                </mrow>
              </msqrt>
            </mrow>
          </mrow>
        </mtd>
      </mtr>
    </mtable>
    <annotation encoding="StarMath 5.0">a={kbkp+1} over{2(kbkd+%tau) } newline
b= +- sqrt{a^2+ki over{kbkd+%tau}}
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frac>
                <msub>
                  <mi>α</mi>
                  <mn>0</mn>
                </msub>
                <msup>
                  <mi>c</mi>
                  <mn>2</mn>
                </msup>
              </mfrac>
              <mo stretchy="false">+</mo>
              <mfrac>
                <mn>1</mn>
                <mi mathvariant="italic">bc</mi>
              </mfrac>
            </mrow>
            <msup>
              <mrow>
                <mo fence="true" stretchy="true">[</mo>
                <mrow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row>
                                <msup>
                                  <mi>a</mi>
                                  <mn>2</mn>
                                </msup>
                                <mo stretchy="false">−</mo>
                                <msup>
                                  <mi>b</mi>
                                  <mn>2</mn>
                                </msup>
                                <mo stretchy="false">−</mo>
                                <msub>
                                  <mi>α</mi>
                                  <mn>1</mn>
                                </msub>
                              </mrow>
                              <mrow>
                                <mi>a</mi>
                                <mo stretchy="false">+</mo>
                                <msub>
                                  <mi>α</mi>
                                  <mn>0</mn>
                                </msub>
                              </mrow>
                            </mrow>
                          </mrow>
                          <mo fence="true" stretchy="false">)</mo>
                        </mrow>
                        <mn>2</mn>
                      </msup>
                      <mo stretchy="false">+</mo>
                      <msup>
                        <mi>b</mi>
                        <mn>2</mn>
                      </msup>
                    </mrow>
                    <msup>
                      <mrow>
                        <mo fence="true" stretchy="false">(</mo>
                        <mrow>
                          <mrow>
                            <mrow>
                              <msub>
                                <mi>α</mi>
                                <mn>1</mn>
                              </msub>
                              <mo stretchy="false">−</mo>
                              <mn>2</mn>
                            </mrow>
                            <mi>a</mi>
                          </mrow>
                        </mrow>
                        <mo fence="true" stretchy="false">)</mo>
                      </mrow>
                      <mn>2</mn>
                    </msup>
                  </mrow>
                </mrow>
                <mo fence="true" stretchy="true">]</mo>
              </mrow>
              <mrow>
                <mn>1</mn>
                <mo stretchy="false">/</mo>
                <mn>2</mn>
              </mrow>
            </msup>
            <msup>
              <mi>e</mi>
              <mrow>
                <mo stretchy="false">−</mo>
                <mi mathvariant="italic">at</mi>
              </mrow>
            </msup>
            <mi>sin</mi>
            <mrow>
              <mo fence="true" stretchy="false">(</mo>
              <mrow>
                <mrow>
                  <mi mathvariant="italic">bt</mi>
                  <mo stretchy="false">+</mo>
                  <mi>ϕ</mi>
                </mrow>
              </mrow>
              <mo fence="true" stretchy="false">)</mo>
            </mrow>
          </mrow>
        </mtd>
      </mtr>
      <mtr>
        <mtd>
          <mrow>
            <mrow>
              <mrow/>
              <mo stretchy="false">=</mo>
              <mrow>
                <mfrac>
                  <msub>
                    <mi>α</mi>
                    <mn>0</mn>
                  </msub>
                  <msup>
                    <mi>ω</mi>
                    <mn>2</mn>
                  </msup>
                </mfrac>
                <mo stretchy="false">+</mo>
                <mfrac>
                  <mn>1</mn>
                  <mrow>
                    <msup>
                      <mi>ω</mi>
                      <mn>2</mn>
                    </msup>
                    <msqrt>
                      <mrow>
                        <mn>1</mn>
                        <mo stretchy="false">−</mo>
                        <msup>
                          <mi>ζ</mi>
                          <mn>2</mn>
                        </msup>
                      </mrow>
                    </msqrt>
                  </mrow>
                </mfrac>
              </mrow>
            </mrow>
            <msup>
              <mrow>
                <mo fence="true" stretchy="true">[</mo>
                <mrow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sup>
                                <mi>ζ</mi>
                                <mn>2</mn>
                              </msup>
                              <mrow>
                                <msup>
                                  <mi>ω</mi>
                                  <mn>2</mn>
                                </msup>
                                <mo stretchy="false">−</mo>
                                <msup>
                                  <mi>ω</mi>
                                  <mn>2</mn>
                                </msup>
                              </mrow>
                              <mrow>
                                <mrow>
                                  <mo fence="true" stretchy="false">(</mo>
                                  <mrow>
                                    <mrow>
                                      <mn>1</mn>
                                      <mo stretchy="false">−</mo>
                                      <msup>
                                        <mi>ζ</mi>
                                        <mn>2</mn>
                                      </msup>
                                    </mrow>
                                  </mrow>
                                  <mo fence="true" stretchy="false">)</mo>
                                </mrow>
                                <mo stretchy="false">−</mo>
                                <msub>
                                  <mi>α</mi>
                                  <mn>1</mn>
                                </msub>
                              </mrow>
                              <mi>ζ</mi>
                              <mrow>
                                <mi>ω</mi>
                                <mo stretchy="false">+</mo>
                                <msub>
                                  <mi>α</mi>
                                  <mn>0</mn>
                                </msub>
                              </mrow>
                            </mrow>
                          </mrow>
                          <mo fence="true" stretchy="false">)</mo>
                        </mrow>
                        <mn>2</mn>
                      </msup>
                      <mo stretchy="false">+</mo>
                      <msup>
                        <mi>ω</mi>
                        <mn>2</mn>
                      </msup>
                    </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ζ</mi>
                            <mn>2</mn>
                          </msup>
                        </mrow>
                      </mrow>
                      <mo fence="true" stretchy="false">)</mo>
                    </mrow>
                    <msup>
                      <mrow>
                        <mo fence="true" stretchy="false">(</mo>
                        <mrow>
                          <mrow>
                            <mrow>
                              <msub>
                                <mi>α</mi>
                                <mn>1</mn>
                              </msub>
                              <mo stretchy="false">−</mo>
                              <mn>2</mn>
                            </mrow>
                            <mi>ζ</mi>
                            <mi>ω</mi>
                          </mrow>
                        </mrow>
                        <mo fence="true" stretchy="false">)</mo>
                      </mrow>
                      <mn>2</mn>
                    </msup>
                  </mrow>
                </mrow>
                <mo fence="true" stretchy="true">]</mo>
              </mrow>
              <mrow>
                <mn>1</mn>
                <mo stretchy="false">/</mo>
                <mn>2</mn>
              </mrow>
            </msup>
            <msup>
              <mi>e</mi>
              <mrow>
                <mrow>
                  <mo stretchy="false">−</mo>
                  <mi>ζ</mi>
                </mrow>
                <mi>ω</mi>
                <mi>t</mi>
              </mrow>
            </msup>
            <mi>sin</mi>
            <mrow>
              <mo fence="true" stretchy="false">(</mo>
              <mrow>
                <mrow>
                  <mrow>
                    <mi>ω</mi>
                    <msqrt>
                      <mrow>
                        <mn>1</mn>
                        <mo stretchy="false">−</mo>
                        <msup>
                          <mi>ζ</mi>
                          <mn>2</mn>
                        </msup>
                      </mrow>
                    </msqrt>
                  </mrow>
                  <mrow>
                    <mi>t</mi>
                    <mo stretchy="false">+</mo>
                    <mi>ϕ</mi>
                  </mrow>
                </mrow>
              </mrow>
              <mo fence="true" stretchy="false">)</mo>
            </mrow>
          </mrow>
        </mtd>
      </mtr>
    </mtable>
    <annotation encoding="StarMath 5.0">{%alpha  rsub{0} }over c^2+1 over{ bc } left [ (a^2-b^2-%alpha rsub{1} a+%alpha rsub{0} )^2+b^2(%alpha rsub{1}-2a)^2 right ]^{1/2 } e^{ -at } sin( bt+%phi ) newline

{}={%alpha rsub{0} }over %omega ^2+1 over{%omega^2 sqrt{1-%zeta^2} } left [ (%zeta^2 %omega^2-%omega^2 (1-%zeta^2)-%alpha rsub{1} %zeta %omega+%alpha rsub{0} )^2+%omega^2 (1-%zeta^2)(%alpha rsub{1}-2 %zeta %omega)^2 right ]^{1/2 } e^{ -%zeta %omega t } sin({%omega sqrt{1-%zeta^2} }t+%phi ) newline


</annotation>
  </semantics>
</math>
</file>

<file path=Object 17/content.xml><?xml version="1.0" encoding="utf-8"?>
<math xmlns="http://www.w3.org/1998/Math/MathML" display="block">
  <semantics>
    <mtable>
      <mtr>
        <mtd>
          <mrow>
            <mfrac>
              <mrow>
                <mrow>
                  <msup>
                    <mi>s</mi>
                    <mn>2</mn>
                  </msup>
                  <mo stretchy="false">+</mo>
                  <msub>
                    <mi>α</mi>
                    <mn>1</mn>
                  </msub>
                </mrow>
                <mrow>
                  <mi>s</mi>
                  <mo stretchy="false">+</mo>
                  <msub>
                    <mi>α</mi>
                    <mn>0</mn>
                  </msub>
                </mrow>
              </mrow>
              <mrow>
                <mi>s</mi>
                <mrow>
                  <msup>
                    <mrow>
                      <mo fence="true" stretchy="false">(</mo>
                      <mrow>
                        <mrow>
                          <mi>s</mi>
                          <mo stretchy="false">+</mo>
                          <mi>a</mi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i>b</mi>
                    <mn>2</mn>
                  </msup>
                </mrow>
              </mrow>
            </mfrac>
            <mo stretchy="false">=</mo>
            <mfrac>
              <mrow>
                <mrow>
                  <msup>
                    <mi>s</mi>
                    <mn>2</mn>
                  </msup>
                  <mo stretchy="false">+</mo>
                  <msub>
                    <mi>α</mi>
                    <mn>1</mn>
                  </msub>
                </mrow>
                <mrow>
                  <mi>s</mi>
                  <mo stretchy="false">+</mo>
                  <msub>
                    <mi>α</mi>
                    <mn>0</mn>
                  </msub>
                </mrow>
              </mrow>
              <mrow>
                <mi>s</mi>
                <mrow>
                  <mo fence="true" stretchy="false">(</mo>
                  <mrow>
                    <mrow>
                      <mrow>
                        <msup>
                          <mi>s</mi>
                          <mn>2</mn>
                        </msup>
                        <mo stretchy="false">+</mo>
                        <mn>2</mn>
                      </mrow>
                      <mrow>
                        <mi mathvariant="italic">as</mi>
                        <mo stretchy="false">+</mo>
                        <msup>
                          <mi>a</mi>
                          <mn>2</mn>
                        </msup>
                        <mo stretchy="false">+</mo>
                        <msup>
                          <mi>b</mi>
                          <mn>2</mn>
                        </msup>
                      </mrow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row>
                  <msup>
                    <mi>s</mi>
                    <mn>2</mn>
                  </msup>
                  <mo stretchy="false">+</mo>
                  <msub>
                    <mi>α</mi>
                    <mn>1</mn>
                  </msub>
                </mrow>
                <mrow>
                  <mi>s</mi>
                  <mo stretchy="false">+</mo>
                  <msub>
                    <mi>α</mi>
                    <mn>0</mn>
                  </msub>
                </mrow>
              </mrow>
              <mrow>
                <mi>s</mi>
                <mrow>
                  <mo fence="true" stretchy="false">(</mo>
                  <mrow>
                    <mrow>
                      <mrow>
                        <msup>
                          <mi>s</mi>
                          <mn>2</mn>
                        </msup>
                        <mo stretchy="false">+</mo>
                        <mn>2</mn>
                      </mrow>
                      <mi>ζ</mi>
                      <mi>ω</mi>
                      <mrow>
                        <mi>s</mi>
                        <mo stretchy="false">+</mo>
                        <msup>
                          <mi>ω</mi>
                          <mn>2</mn>
                        </msup>
                      </mrow>
                    </mrow>
                  </mrow>
                  <mo fence="true" stretchy="false">)</mo>
                </mrow>
              </mrow>
            </mfrac>
          </mrow>
        </mtd>
      </mtr>
      <mtr>
        <mtd>
          <mrow>
            <mrow>
              <msup>
                <mi>a</mi>
                <mn>2</mn>
              </msup>
              <mo stretchy="false">+</mo>
              <msup>
                <mi>b</mi>
                <mn>2</mn>
              </msup>
            </mrow>
            <mo stretchy="false">=</mo>
            <msup>
              <mi>c</mi>
              <mn>2</mn>
            </msup>
            <mo stretchy="false">=</mo>
            <mfrac>
              <mi mathvariant="italic">kikb</mi>
              <mrow>
                <mi mathvariant="italic">kbkd</mi>
                <mo stretchy="false">+</mo>
                <mfrac>
                  <mi>τ</mi>
                  <mi mathvariant="italic">kh</mi>
                </mfrac>
              </mrow>
            </mfrac>
            <mo stretchy="false">=</mo>
            <msup>
              <mi>ω</mi>
              <mn>2</mn>
            </msup>
          </mrow>
        </mtd>
      </mtr>
      <mtr>
        <mtd>
          <mrow>
            <mn>2</mn>
            <mrow>
              <mi>a</mi>
              <mo stretchy="false">=</mo>
              <mfrac>
                <mrow>
                  <mi mathvariant="italic">kbkp</mi>
                  <mo stretchy="false">+</mo>
                  <mfrac>
                    <mn>1</mn>
                    <mi mathvariant="italic">kh</mi>
                  </mfrac>
                </mrow>
                <mrow>
                  <mi mathvariant="italic">kbkd</mi>
                  <mo stretchy="false">+</mo>
                  <mfrac>
                    <mi>τ</mi>
                    <mi mathvariant="italic">kh</mi>
                  </mfrac>
                </mrow>
              </mfrac>
              <mo stretchy="false">=</mo>
              <mn>2</mn>
            </mrow>
            <mi>ζ</mi>
            <mi>ω</mi>
          </mrow>
        </mtd>
      </mtr>
      <mtr>
        <mtd>
          <mrow>
            <mrow>
              <mi>a</mi>
              <mo stretchy="false">=</mo>
              <mfrac>
                <mrow>
                  <mi mathvariant="italic">kbkp</mi>
                  <mo stretchy="false">+</mo>
                  <mfrac>
                    <mn>1</mn>
                    <mi mathvariant="italic">kh</mi>
                  </mfrac>
                </mrow>
                <mrow>
                  <mn>2</mn>
                  <mrow>
                    <mo fence="true" stretchy="false">(</mo>
                    <mrow>
                      <mrow>
                        <mi mathvariant="italic">kbkd</mi>
                        <mo stretchy="false">+</mo>
                        <mfrac>
                          <mi>τ</mi>
                          <mi mathvariant="italic">kh</mi>
                        </mfrac>
                      </mrow>
                    </mrow>
                    <mo fence="true" stretchy="false">)</mo>
                  </mrow>
                </mrow>
              </mfrac>
              <mo stretchy="false">=</mo>
              <mi>ζ</mi>
            </mrow>
            <mi>ω</mi>
          </mrow>
        </mtd>
      </mtr>
      <mtr>
        <mtd>
          <mrow>
            <msup>
              <mi>ζ</mi>
              <mn>2</mn>
            </msup>
            <mrow>
              <mrow>
                <msup>
                  <mi>w</mi>
                  <mn>2</mn>
                </msup>
                <mo stretchy="false">+</mo>
                <msup>
                  <mi>b</mi>
                  <mn>2</mn>
                </msup>
              </mrow>
              <mo stretchy="false">=</mo>
              <msup>
                <mi>w</mi>
                <mn>2</mn>
              </msup>
            </mrow>
          </mrow>
        </mtd>
      </mtr>
      <mtr>
        <mtd>
          <mrow>
            <mrow>
              <msup>
                <mi>b</mi>
                <mn>2</mn>
              </msup>
              <mo stretchy="false">=</mo>
              <mrow>
                <msup>
                  <mi>w</mi>
                  <mn>2</mn>
                </msup>
                <mo stretchy="false">−</mo>
                <msup>
                  <mi>ζ</mi>
                  <mn>2</mn>
                </msup>
              </mrow>
            </mrow>
            <msup>
              <mi>w</mi>
              <mn>2</mn>
            </msup>
          </mrow>
        </mtd>
      </mtr>
      <mtr>
        <mtd>
          <mrow>
            <mrow>
              <mi>b</mi>
              <mo stretchy="false">=</mo>
              <mi>w</mi>
            </mrow>
            <msqrt>
              <mrow>
                <mn>1</mn>
                <mo stretchy="false">−</mo>
                <msup>
                  <mi>ζ</mi>
                  <mn>2</mn>
                </msup>
              </mrow>
            </msqrt>
          </mrow>
        </mtd>
      </mtr>
      <mtr>
        <mtd>
          <mrow>
            <mi>ω</mi>
            <mo stretchy="false">=</mo>
            <msqrt>
              <mfrac>
                <mi mathvariant="italic">kikb</mi>
                <mrow>
                  <mi mathvariant="italic">kbkd</mi>
                  <mo stretchy="false">+</mo>
                  <mfrac>
                    <mi>τ</mi>
                    <mi mathvariant="italic">kh</mi>
                  </mfrac>
                </mrow>
              </mfrac>
            </msqrt>
          </mrow>
        </mtd>
      </mtr>
      <mtr>
        <mtd>
          <mrow>
            <mi>ζ</mi>
            <mo stretchy="false">=</mo>
            <mfrac>
              <mrow>
                <mi mathvariant="italic">kbkp</mi>
                <mo stretchy="false">+</mo>
                <mfrac>
                  <mn>1</mn>
                  <mi mathvariant="italic">kh</mi>
                </mfrac>
              </mrow>
              <mrow>
                <mn>2</mn>
                <mi>w</mi>
                <mrow>
                  <mo fence="true" stretchy="false">(</mo>
                  <mrow>
                    <mrow>
                      <mi mathvariant="italic">kbkd</mi>
                      <mo stretchy="false">+</mo>
                      <mfrac>
                        <mi>τ</mi>
                        <mi mathvariant="italic">kh</mi>
                      </mfrac>
                    </mrow>
                  </mrow>
                  <mo fence="true" stretchy="false">)</mo>
                </mrow>
              </mrow>
            </mfrac>
          </mrow>
        </mtd>
      </mtr>
    </mtable>
    <annotation encoding="StarMath 5.0">{s^2+%alpha rsub{1}  s+%alpha rsub{0} } over {s(s+a)^2+b^2}={s^2+%alpha rsub{1}  s+%alpha rsub{0} } over {s(s^2+2as+a^2+b^2) }={s^2+%alpha rsub{1}  s+%alpha rsub{0} } over {s(s^2+2%zeta %omega s+%omega ^2) } newline
a^2+b^2=c^2=kikb over { kbkd+%tau over kh }=%omega^2 newline
 2a={ kbkp+1 over kh } over{ kbkd+%tau over kh }=2%zeta %omega newline
a={ kbkp+1 over kh} over{2( kbkd+%tau over kh) }=%zeta %omega newline
%zeta^2 w^2+b^2=w^2 newline
b^2=w^2-%zeta^2 w^2 newline 
b=w sqrt{ 1-%zeta^2 } newline
%omega=sqrt{ kikb over{kbkd +%tau over kh} } newline
%zeta={kbkp+1 over kh} over {2w( kbkd+%tau over kh)}
 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i>ϕ</mi>
              <mo stretchy="false">=</mo>
              <mi mathvariant="italic">atan</mi>
            </mrow>
            <mn>2</mn>
            <mrow>
              <mrow>
                <mo fence="true" stretchy="true">(</mo>
                <mrow>
                  <mrow>
                    <mi>b</mi>
                    <mrow>
                      <mo fence="true" stretchy="false">(</mo>
                      <mrow>
                        <mrow>
                          <mrow>
                            <msub>
                              <mi>α</mi>
                              <mn>1</mn>
                            </msub>
                            <mo stretchy="false">−</mo>
                            <mn>2</mn>
                          </mrow>
                          <mi>a</mi>
                        </mrow>
                      </mrow>
                      <mo fence="true" stretchy="false">)</mo>
                    </mrow>
                    <mi>,</mi>
                    <mrow>
                      <msup>
                        <mi>a</mi>
                        <mn>2</mn>
                      </msup>
                      <mo stretchy="false">−</mo>
                      <msup>
                        <mi>b</mi>
                        <mn>2</mn>
                      </msup>
                      <mo stretchy="false">−</mo>
                      <msub>
                        <mi>α</mi>
                        <mn>1</mn>
                      </msub>
                    </mrow>
                    <mrow>
                      <mi>a</mi>
                      <mo stretchy="false">+</mo>
                      <msub>
                        <mi>α</mi>
                        <mn>0</mn>
                      </msub>
                    </mrow>
                  </mrow>
                </mrow>
                <mo fence="true" stretchy="true">)</mo>
              </mrow>
              <mo stretchy="false">−</mo>
              <mi mathvariant="italic">atan</mi>
            </mrow>
            <mn>2</mn>
            <mrow>
              <mo fence="true" stretchy="true">(</mo>
              <mrow>
                <mrow>
                  <mi>b</mi>
                  <mrow>
                    <mi>,</mi>
                    <mo stretchy="false">−</mo>
                    <mi>a</mi>
                  </mrow>
                </mrow>
              </mrow>
              <mo fence="true" stretchy="true">)</mo>
            </mrow>
          </mrow>
        </mtd>
      </mtr>
      <mtr>
        <mtd>
          <mrow>
            <mrow>
              <mrow/>
              <mo stretchy="false">=</mo>
              <mi mathvariant="italic">atan</mi>
            </mrow>
            <mn>2</mn>
            <mrow>
              <mrow>
                <mo fence="true" stretchy="true">(</mo>
                <mrow>
                  <mrow>
                    <mi>ω</mi>
                    <msqrt>
                      <mrow>
                        <mn>1</mn>
                        <mo stretchy="false">−</mo>
                        <msup>
                          <mi>ζ</mi>
                          <mn>2</mn>
                        </msup>
                      </mrow>
                    </msqrt>
                    <mrow>
                      <mo fence="true" stretchy="false">(</mo>
                      <mrow>
                        <mrow>
                          <mrow>
                            <msub>
                              <mi>α</mi>
                              <mn>1</mn>
                            </msub>
                            <mo stretchy="false">−</mo>
                            <mn>2</mn>
                          </mrow>
                          <mi>ζ</mi>
                          <mi>ω</mi>
                        </mrow>
                      </mrow>
                      <mo fence="true" stretchy="false">)</mo>
                    </mrow>
                    <mi>,</mi>
                    <msup>
                      <mi>ζ</mi>
                      <mn>2</mn>
                    </msup>
                    <mrow>
                      <msup>
                        <mi>ω</mi>
                        <mn>2</mn>
                      </msup>
                      <mo stretchy="false">−</mo>
                      <msup>
                        <mi>ω</mi>
                        <mn>2</mn>
                      </msup>
                    </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ζ</mi>
                              <mn>2</mn>
                            </msup>
                          </mrow>
                        </mrow>
                        <mo fence="true" stretchy="false">)</mo>
                      </mrow>
                      <mo stretchy="false">−</mo>
                      <msub>
                        <mi>α</mi>
                        <mn>1</mn>
                      </msub>
                    </mrow>
                    <mi>ζ</mi>
                    <mrow>
                      <mi>ω</mi>
                      <mo stretchy="false">+</mo>
                      <msub>
                        <mi>α</mi>
                        <mn>0</mn>
                      </msub>
                    </mrow>
                  </mrow>
                </mrow>
                <mo fence="true" stretchy="true">)</mo>
              </mrow>
              <mo stretchy="false">−</mo>
              <mi mathvariant="italic">atan</mi>
            </mrow>
            <mn>2</mn>
            <mrow>
              <mo fence="true" stretchy="true">(</mo>
              <mrow>
                <mrow>
                  <mi>ω</mi>
                  <msqrt>
                    <mrow>
                      <mn>1</mn>
                      <mo stretchy="false">−</mo>
                      <msup>
                        <mi>ζ</mi>
                        <mn>2</mn>
                      </msup>
                    </mrow>
                  </msqrt>
                  <mrow>
                    <mi>,</mi>
                    <mo stretchy="false">−</mo>
                    <mi>ζ</mi>
                  </mrow>
                  <mi>ω</mi>
                </mrow>
              </mrow>
              <mo fence="true" stretchy="true">)</mo>
            </mrow>
          </mrow>
        </mtd>
      </mtr>
    </mtable>
    <annotation encoding="StarMath 5.0">%phi=atan2 left ( b(%alpha rsub{1} -2a),a^2-b^2-%alpha rsub{1}a+%alpha rsub{0} right )- atan2 left ( b,-a right )  newline
{ }=atan2 left ( %omega sqrt{1-%zeta^2}(%alpha rsub{1} -2%zeta %omega),%zeta^2 %omega^2-%omega^2(1-%zeta^2)-%alpha rsub{1}%zeta %omega+%alpha rsub{0} right )- atan2 left ( %omega sqrt{1-%zeta^2},-%zeta %omega right )</annotation>
  </semantics>
</math>
</file>

<file path=Object 2/content.xml><?xml version="1.0" encoding="utf-8"?>
<math xmlns="http://www.w3.org/1998/Math/MathML" display="block">
  <semantics>
    <mrow>
      <mi>H</mi>
      <mo stretchy="false">=</mo>
      <mfrac>
        <mi mathvariant="italic">kh</mi>
        <mrow>
          <mrow>
            <mn>1</mn>
            <mo stretchy="false">+</mo>
            <mi>τ</mi>
          </mrow>
          <mi>s</mi>
        </mrow>
      </mfrac>
    </mrow>
    <annotation encoding="StarMath 5.0">H=kh over{ 1+%tau s }
</annotation>
  </semantics>
</math>
</file>

<file path=Object 3/content.xml><?xml version="1.0" encoding="utf-8"?>
<math xmlns="http://www.w3.org/1998/Math/MathML" display="block">
  <semantics>
    <mtable>
      <mtr>
        <mtd>
          <mrow>
            <mi>G</mi>
            <mo stretchy="false">=</mo>
            <mfrac>
              <mrow>
                <mi mathvariant="italic">kd</mi>
                <mrow>
                  <msup>
                    <mi>s</mi>
                    <mn>2</mn>
                  </msup>
                  <mo stretchy="false">+</mo>
                  <mi mathvariant="italic">kp</mi>
                </mrow>
                <mrow>
                  <mi>s</mi>
                  <mo stretchy="false">+</mo>
                  <mi mathvariant="italic">ki</mi>
                </mrow>
              </mrow>
              <mrow>
                <mrow>
                  <mfrac>
                    <mi>s</mi>
                    <mi>H</mi>
                  </mfrac>
                  <mo stretchy="false">+</mo>
                  <mi mathvariant="italic">kb</mi>
                </mrow>
                <mrow>
                  <mo fence="true" stretchy="false">(</mo>
                  <mrow>
                    <mrow>
                      <mi mathvariant="italic">kd</mi>
                      <mrow>
                        <msup>
                          <mi>s</mi>
                          <mn>2</mn>
                        </msup>
                        <mo stretchy="false">+</mo>
                        <mi mathvariant="italic">kp</mi>
                      </mrow>
                      <mrow>
                        <mi>s</mi>
                        <mo stretchy="false">+</mo>
                        <mi mathvariant="italic">ki</mi>
                      </mrow>
                    </mrow>
                  </mrow>
                  <mo fence="true" stretchy="false">)</mo>
                </mrow>
              </mrow>
            </mfrac>
          </mrow>
        </mtd>
      </mtr>
      <mtr>
        <mtd>
          <mrow>
            <mi>G</mi>
            <mo stretchy="false">=</mo>
            <mfrac>
              <mrow>
                <mi mathvariant="italic">kd</mi>
                <mrow>
                  <msup>
                    <mi>s</mi>
                    <mn>2</mn>
                  </msup>
                  <mo stretchy="false">+</mo>
                  <mi mathvariant="italic">kp</mi>
                </mrow>
                <mrow>
                  <mi>s</mi>
                  <mo stretchy="false">+</mo>
                  <mi mathvariant="italic">ki</mi>
                </mrow>
              </mrow>
              <mrow>
                <mi>s</mi>
                <mrow>
                  <mfrac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τ</mi>
                          </mrow>
                          <mi>S</mi>
                        </mrow>
                      </mrow>
                      <mo fence="true" stretchy="false">)</mo>
                    </mrow>
                    <mi mathvariant="italic">kh</mi>
                  </mfrac>
                  <mo stretchy="false">+</mo>
                  <mi mathvariant="italic">kb</mi>
                </mrow>
                <mrow>
                  <mo fence="true" stretchy="false">(</mo>
                  <mrow>
                    <mrow>
                      <mi mathvariant="italic">kd</mi>
                      <mrow>
                        <msup>
                          <mi>s</mi>
                          <mn>2</mn>
                        </msup>
                        <mo stretchy="false">+</mo>
                        <mi mathvariant="italic">kp</mi>
                      </mrow>
                      <mrow>
                        <mi>s</mi>
                        <mo stretchy="false">+</mo>
                        <mi mathvariant="italic">ki</mi>
                      </mrow>
                    </mrow>
                  </mrow>
                  <mo fence="true" stretchy="false">)</mo>
                </mrow>
              </mrow>
            </mfrac>
          </mrow>
        </mtd>
      </mtr>
      <mtr>
        <mtd>
          <mrow>
            <mi>G</mi>
            <mo stretchy="false">=</mo>
            <mfrac>
              <mrow>
                <mi mathvariant="italic">kd</mi>
                <mrow>
                  <msup>
                    <mi>s</mi>
                    <mn>2</mn>
                  </msup>
                  <mo stretchy="false">+</mo>
                  <mi mathvariant="italic">kp</mi>
                </mrow>
                <mrow>
                  <mi>s</mi>
                  <mo stretchy="false">+</mo>
                  <mi mathvariant="italic">ki</mi>
                </mrow>
              </mrow>
              <mrow>
                <mrow>
                  <mo fence="true" stretchy="false">(</mo>
                  <mrow>
                    <mrow>
                      <mi mathvariant="italic">kb</mi>
                      <mrow>
                        <mi mathvariant="italic">kd</mi>
                        <mo stretchy="false">+</mo>
                        <mfrac>
                          <mi>τ</mi>
                          <mi mathvariant="italic">kh</mi>
                        </mfrac>
                      </mrow>
                    </mrow>
                  </mrow>
                  <mo fence="true" stretchy="false">)</mo>
                </mrow>
                <mrow>
                  <msup>
                    <mi>s</mi>
                    <mn>2</mn>
                  </msup>
                  <mo stretchy="false">+</mo>
                  <mrow>
                    <mo fence="true" stretchy="false">(</mo>
                    <mrow>
                      <mrow>
                        <mi mathvariant="italic">kb</mi>
                        <mrow>
                          <mi mathvariant="italic">kp</mi>
                          <mo stretchy="false">+</mo>
                          <mfrac>
                            <mn>1</mn>
                            <mi mathvariant="italic">kh</mi>
                          </mfrac>
                        </mrow>
                      </mrow>
                    </mrow>
                    <mo fence="true" stretchy="false">)</mo>
                  </mrow>
                </mrow>
                <mrow>
                  <mi>s</mi>
                  <mo stretchy="false">+</mo>
                  <mi mathvariant="italic">kbki</mi>
                </mrow>
              </mrow>
            </mfrac>
          </mrow>
        </mtd>
      </mtr>
    </mtable>
    <annotation encoding="StarMath 5.0">G ={kd s^2 +kp s+ki} over {s over H +kb(kd s^2 +kp s+ki  )} newline 
G =
{kd s^2 +kp s+ki} over {s( 1+%tau S ) over kh+kb(kd s^2 +kp s+ki  )}  newline
G={kd s^2 +kp s+ki} over {(kb kd +%tau over kh )s^2 +(kb kp+ 1 over kh )s+kbki }</annotation>
  </semantics>
</math>
</file>

<file path=Object 4/content.xml><?xml version="1.0" encoding="utf-8"?>
<math xmlns="http://www.w3.org/1998/Math/MathML" display="block">
  <semantics>
    <mrow>
      <mi>G</mi>
      <mo stretchy="false">=</mo>
      <mfrac>
        <mrow>
          <mi mathvariant="italic">kp</mi>
          <mrow>
            <mi>s</mi>
            <mo stretchy="false">+</mo>
            <mi mathvariant="italic">ki</mi>
          </mrow>
        </mrow>
        <mrow>
          <mfrac>
            <mi>τ</mi>
            <mi mathvariant="italic">kh</mi>
          </mfrac>
          <mrow>
            <msup>
              <mi>s</mi>
              <mn>2</mn>
            </msup>
            <mo stretchy="false">+</mo>
            <mrow>
              <mo fence="true" stretchy="false">(</mo>
              <mrow>
                <mrow>
                  <mi mathvariant="italic">kp</mi>
                  <mo stretchy="false">+</mo>
                  <mfrac>
                    <mn>1</mn>
                    <mi mathvariant="italic">kh</mi>
                  </mfrac>
                </mrow>
              </mrow>
              <mo fence="true" stretchy="false">)</mo>
            </mrow>
          </mrow>
          <mrow>
            <mi>s</mi>
            <mo stretchy="false">+</mo>
            <mi mathvariant="italic">ki</mi>
          </mrow>
        </mrow>
      </mfrac>
    </mrow>
    <annotation encoding="StarMath 5.0">G={kp s+ki} over {%tau over kh  s^2 +(kp+ 1 over kh)s+ki }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i>L</mi>
              <mo stretchy="false">=</mo>
              <mi>G</mi>
            </mrow>
            <mrow>
              <mfrac>
                <mi>c</mi>
                <mi>s</mi>
              </mfrac>
              <mo stretchy="false">=</mo>
              <mfrac>
                <mi>c</mi>
                <mi>s</mi>
              </mfrac>
            </mrow>
            <mfrac>
              <mrow>
                <mi mathvariant="italic">kp</mi>
                <mrow>
                  <mi>s</mi>
                  <mo stretchy="false">+</mo>
                  <mi mathvariant="italic">ki</mi>
                </mrow>
              </mrow>
              <mrow>
                <mfrac>
                  <mi>τ</mi>
                  <mi mathvariant="italic">kh</mi>
                </mfrac>
                <mrow>
                  <msup>
                    <mi>s</mi>
                    <mn>2</mn>
                  </msup>
                  <mo stretchy="false">+</mo>
                  <mrow>
                    <mo fence="true" stretchy="false">(</mo>
                    <mrow>
                      <mrow>
                        <mi mathvariant="italic">kp</mi>
                        <mo stretchy="false">+</mo>
                        <mfrac>
                          <mn>1</mn>
                          <mi mathvariant="italic">kh</mi>
                        </mfrac>
                      </mrow>
                    </mrow>
                    <mo fence="true" stretchy="false">)</mo>
                  </mrow>
                </mrow>
                <mrow>
                  <mi>s</mi>
                  <mo stretchy="false">+</mo>
                  <mi mathvariant="italic">ki</mi>
                </mrow>
              </mrow>
            </mfrac>
          </mrow>
        </mtd>
      </mtr>
      <mtr>
        <mtd>
          <mrow>
            <mrow>
              <mi>L</mi>
              <mo stretchy="false">=</mo>
              <mfrac>
                <mi>c</mi>
                <mi>s</mi>
              </mfrac>
            </mrow>
            <mfrac>
              <mrow>
                <mi>s</mi>
                <mo stretchy="false">+</mo>
                <mfrac>
                  <mi mathvariant="italic">ki</mi>
                  <mi mathvariant="italic">kp</mi>
                </mfrac>
              </mrow>
              <mrow>
                <mfrac>
                  <mi>τ</mi>
                  <mrow>
                    <mi mathvariant="italic">kh</mi>
                    <mi mathvariant="italic">kp</mi>
                  </mrow>
                </mfrac>
                <mrow>
                  <msup>
                    <mi>s</mi>
                    <mn>2</mn>
                  </msup>
                  <mo stretchy="false">+</mo>
                  <mfrac>
                    <mrow>
                      <mi mathvariant="italic">kpkh</mi>
                      <mo stretchy="false">+</mo>
                      <mn>1</mn>
                    </mrow>
                    <mi mathvariant="italic">kpkh</mi>
                  </mfrac>
                </mrow>
                <mrow>
                  <mi>s</mi>
                  <mo stretchy="false">+</mo>
                  <mfrac>
                    <mi mathvariant="italic">ki</mi>
                    <mi mathvariant="italic">kp</mi>
                  </mfrac>
                </mrow>
              </mrow>
            </mfrac>
          </mrow>
        </mtd>
      </mtr>
      <mtr>
        <mtd>
          <mrow>
            <mrow>
              <mi>L</mi>
              <mo stretchy="false">=</mo>
              <mi>c</mi>
            </mrow>
            <mfrac>
              <mi mathvariant="italic">kpkh</mi>
              <mi>τ</mi>
            </mfrac>
            <mfrac>
              <mrow>
                <mi>s</mi>
                <mo stretchy="false">+</mo>
                <mfrac>
                  <mi mathvariant="italic">ki</mi>
                  <mi mathvariant="italic">kp</mi>
                </mfrac>
              </mrow>
              <mrow>
                <mi>s</mi>
                <mrow>
                  <mo fence="true" stretchy="false">(</mo>
                  <mrow>
                    <mrow>
                      <mrow>
                        <msup>
                          <mi>s</mi>
                          <mn>2</mn>
                        </msup>
                        <mo stretchy="false">+</mo>
                        <mfrac>
                          <mrow>
                            <mo fence="true" stretchy="false">(</mo>
                            <mrow>
                              <mrow>
                                <mi mathvariant="italic">kpkh</mi>
                                <mo stretchy="false">+</mo>
                                <mn>1</mn>
                              </mrow>
                            </mrow>
                            <mo fence="true" stretchy="false">)</mo>
                          </mrow>
                          <mi>τ</mi>
                        </mfrac>
                      </mrow>
                      <mrow>
                        <mi>s</mi>
                        <mo stretchy="false">+</mo>
                        <mfrac>
                          <mi mathvariant="italic">kikh</mi>
                          <mi>τ</mi>
                        </mfrac>
                      </mrow>
                    </mrow>
                  </mrow>
                  <mo fence="true" stretchy="false">)</mo>
                </mrow>
              </mrow>
            </mfrac>
          </mrow>
        </mtd>
      </mtr>
    </mtable>
    <annotation encoding="StarMath 5.0">L=G c over s=c over s {kp s+ki} over {%tau over kh  s^2 +(kp+ 1 over kh)s+ki } newline
L=c over s {s+ki over kp} over {%tau  over {kh kp} s^2+{kpkh+ 1 }over {kpkh} s+ki over kp } newline
L=c  kpkh over %tau {s+ki over kp} over {s (s^2+(kpkh+ 1) over %tau s+kikh over %tau )
}</annotation>
  </semantics>
</math>
</file>

<file path=Object 6/content.xml><?xml version="1.0" encoding="utf-8"?>
<math xmlns="http://www.w3.org/1998/Math/MathML" display="block">
  <semantics>
    <mrow>
      <mrow>
        <mfrac>
          <mrow>
            <mi>s</mi>
            <mo stretchy="false">+</mo>
            <mi>α</mi>
          </mrow>
          <mrow>
            <mi>s</mi>
            <mrow>
              <mo fence="true" stretchy="false">(</mo>
              <mrow>
                <mrow>
                  <mrow>
                    <msup>
                      <mi>s</mi>
                      <mn>2</mn>
                    </msup>
                    <mo stretchy="false">+</mo>
                    <mn>2</mn>
                  </mrow>
                  <mi>ζ</mi>
                  <mi>ω</mi>
                  <mrow>
                    <mi>s</mi>
                    <mo stretchy="false">+</mo>
                    <msup>
                      <mi>ω</mi>
                      <mn>2</mn>
                    </msup>
                  </mrow>
                </mrow>
              </mrow>
              <mo fence="true" stretchy="false">)</mo>
            </mrow>
          </mrow>
        </mfrac>
        <mo stretchy="false">=</mo>
        <mrow>
          <mfrac>
            <mi>α</mi>
            <msup>
              <mi>ω</mi>
              <mn>2</mn>
            </msup>
          </mfrac>
          <mo stretchy="false">+</mo>
          <mfrac>
            <mn>1</mn>
            <mrow>
              <mi>ω</mi>
              <msqrt>
                <mrow>
                  <mn>1</mn>
                  <mo stretchy="false">−</mo>
                  <msup>
                    <mi>ζ</mi>
                    <mn>2</mn>
                  </msup>
                </mrow>
              </msqrt>
            </mrow>
          </mfrac>
        </mrow>
      </mrow>
      <msqrt>
        <mrow>
          <msup>
            <mrow>
              <mo fence="true" stretchy="false">(</mo>
              <mrow>
                <mrow>
                  <mfrac>
                    <mi>α</mi>
                    <mi>ω</mi>
                  </mfrac>
                  <mo stretchy="false">−</mo>
                  <mi>ζ</mi>
                </mrow>
              </mrow>
              <mo fence="true" stretchy="false">)</mo>
            </mrow>
            <mn>2</mn>
          </msup>
          <mo stretchy="false">+</mo>
          <mrow>
            <mo fence="true" stretchy="false">(</mo>
            <mrow>
              <mrow>
                <mn>1</mn>
                <mo stretchy="false">−</mo>
                <msup>
                  <mi>ζ</mi>
                  <mn>2</mn>
                </msup>
              </mrow>
            </mrow>
            <mo fence="true" stretchy="false">)</mo>
          </mrow>
        </mrow>
      </msqrt>
      <msup>
        <mi>e</mi>
        <mrow>
          <mo fence="true" stretchy="false">(</mo>
          <mrow>
            <mrow>
              <mrow>
                <mo stretchy="false">−</mo>
                <mi>ζ</mi>
              </mrow>
              <mi>ω</mi>
              <mi>t</mi>
            </mrow>
          </mrow>
          <mo fence="true" stretchy="false">)</mo>
        </mrow>
      </msup>
      <mi>sin</mi>
      <mrow>
        <mo fence="true" stretchy="false">(</mo>
        <mrow>
          <mrow>
            <mi>ω</mi>
            <msqrt>
              <mrow>
                <mn>1</mn>
                <mo stretchy="false">−</mo>
                <msup>
                  <mi>ζ</mi>
                  <mn>2</mn>
                </msup>
              </mrow>
            </msqrt>
            <mrow>
              <mi>t</mi>
              <mo stretchy="false">+</mo>
              <mi>ϕ</mi>
            </mrow>
          </mrow>
        </mrow>
        <mo fence="true" stretchy="false">)</mo>
      </mrow>
    </mrow>
    <annotation encoding="StarMath 5.0">{s+ %alpha }over {s(s^2+2 %zeta %omega s +%omega ^2) }=%alpha over %omega ^2 +1 over { %omega sqrt{1-%zeta ^2} }sqrt{(%alpha over %omega-%zeta )^2+(1-%zeta^2)}
 e^(-%zeta %omega t) sin( %omega sqrt{1-%zeta^2} t +%phi  )</annotation>
  </semantics>
</math>
</file>

<file path=Object 7/content.xml><?xml version="1.0" encoding="utf-8"?>
<math xmlns="http://www.w3.org/1998/Math/MathML" display="block">
  <semantics>
    <mrow>
      <mrow>
        <mi>ϕ</mi>
        <mo stretchy="false">=</mo>
        <mi mathvariant="italic">atan</mi>
      </mrow>
      <mn>2</mn>
      <mrow>
        <mrow>
          <mo fence="true" stretchy="false">(</mo>
          <mrow>
            <mrow>
              <mi>ω</mi>
              <msqrt>
                <mrow>
                  <mn>1</mn>
                  <mo stretchy="false">−</mo>
                  <msup>
                    <mi>ζ</mi>
                    <mn>2</mn>
                  </msup>
                </mrow>
              </msqrt>
              <mi>,</mi>
              <mrow>
                <mi>α</mi>
                <mo stretchy="false">−</mo>
                <mi>ω</mi>
              </mrow>
              <mi>ζ</mi>
            </mrow>
          </mrow>
          <mo fence="true" stretchy="false">)</mo>
        </mrow>
        <mo stretchy="false">−</mo>
        <mi mathvariant="italic">atan</mi>
      </mrow>
      <mn>2</mn>
      <mrow>
        <mo fence="true" stretchy="false">(</mo>
        <mrow>
          <mrow>
            <msqrt>
              <mrow>
                <mn>1</mn>
                <mo stretchy="false">−</mo>
                <msup>
                  <mi>ζ</mi>
                  <mn>2</mn>
                </msup>
              </mrow>
            </msqrt>
            <mrow>
              <mi>,</mi>
              <mo stretchy="false">−</mo>
              <mi>ζ</mi>
            </mrow>
          </mrow>
        </mrow>
        <mo fence="true" stretchy="false">)</mo>
      </mrow>
    </mrow>
    <annotation encoding="StarMath 5.0">%phi=atan2( %omega sqrt{1-%zeta^2},%alpha -%omega %zeta )-atan2( sqrt{1-%zeta^2},-%zeta
 )</annotation>
  </semantics>
</math>
</file>

<file path=Object 8/content.xml><?xml version="1.0" encoding="utf-8"?>
<math xmlns="http://www.w3.org/1998/Math/MathML" display="block">
  <semantics>
    <mtable>
      <mtr>
        <mtd>
          <mrow>
            <mi>ω</mi>
            <mo stretchy="false">=</mo>
            <msqrt>
              <mfrac>
                <mi mathvariant="italic">kikh</mi>
                <mi>τ</mi>
              </mfrac>
            </msqrt>
          </mrow>
        </mtd>
      </mtr>
      <mtr>
        <mtd>
          <mrow>
            <mn>2</mn>
            <mi>ζ</mi>
            <mrow>
              <mi>ω</mi>
              <mo stretchy="false">=</mo>
              <mfrac>
                <mrow>
                  <mo fence="true" stretchy="false">(</mo>
                  <mrow>
                    <mrow>
                      <mi mathvariant="italic">kpkh</mi>
                      <mo stretchy="false">+</mo>
                      <mn>1</mn>
                    </mrow>
                  </mrow>
                  <mo fence="true" stretchy="false">)</mo>
                </mrow>
                <mi>τ</mi>
              </mfrac>
            </mrow>
          </mrow>
        </mtd>
      </mtr>
      <mtr>
        <mtd>
          <mrow>
            <mrow>
              <mi>ζ</mi>
              <mo stretchy="false">=</mo>
              <mrow>
                <mo fence="true" stretchy="false">(</mo>
                <mrow>
                  <mfrac>
                    <mrow>
                      <mi mathvariant="italic">kpkh</mi>
                      <mo stretchy="false">+</mo>
                      <mn>1</mn>
                    </mrow>
                    <mrow>
                      <mn>2</mn>
                      <mi>τ</mi>
                    </mrow>
                  </mfrac>
                </mrow>
                <mo fence="true" stretchy="false">)</mo>
              </mrow>
            </mrow>
            <mrow>
              <msqrt>
                <mfrac>
                  <mi>τ</mi>
                  <mi mathvariant="italic">kikh</mi>
                </mfrac>
              </msqrt>
              <mo stretchy="false">=</mo>
              <mfrac>
                <mrow>
                  <mi mathvariant="italic">kpkh</mi>
                  <mo stretchy="false">+</mo>
                  <mn>1</mn>
                </mrow>
                <mrow>
                  <mn>2</mn>
                  <msqrt>
                    <mrow>
                      <mi mathvariant="italic">kikh</mi>
                      <mi>τ</mi>
                    </mrow>
                  </msqrt>
                </mrow>
              </mfrac>
            </mrow>
          </mrow>
        </mtd>
      </mtr>
    </mtable>
    <annotation encoding="StarMath 5.0">%omega=sqrt {kikh over %tau} newline
2 %zeta %omega=( kpkh+1 ) over %tau  newline
%zeta=( {kpkh+1} over {2 %tau}  )sqrt{ %tau over kikh }={ kpkh+1} over{2 sqrt{kikh %tau}}
</annotation>
  </semantics>
</math>
</file>

<file path=Object 9/content.xml><?xml version="1.0" encoding="utf-8"?>
<math xmlns="http://www.w3.org/1998/Math/MathML" display="block">
  <semantics>
    <mrow>
      <mrow>
        <mfrac>
          <mrow>
            <mi>s</mi>
            <mo stretchy="false">+</mo>
            <mi>α</mi>
          </mrow>
          <mrow>
            <mi>s</mi>
            <mrow>
              <mo fence="true" stretchy="false">(</mo>
              <mrow>
                <mrow>
                  <mi>s</mi>
                  <mo stretchy="false">+</mo>
                  <mi>a</mi>
                </mrow>
              </mrow>
              <mo fence="true" stretchy="false">)</mo>
            </mrow>
            <mrow>
              <mo fence="true" stretchy="false">(</mo>
              <mrow>
                <mrow>
                  <mi>s</mi>
                  <mo stretchy="false">+</mo>
                  <mi>b</mi>
                </mrow>
              </mrow>
              <mo fence="true" stretchy="false">)</mo>
            </mrow>
          </mrow>
        </mfrac>
        <mo stretchy="false">=</mo>
        <mfrac>
          <mn>1</mn>
          <mi mathvariant="italic">ab</mi>
        </mfrac>
      </mrow>
      <mrow>
        <mo fence="true" stretchy="true">[</mo>
        <mrow>
          <mrow>
            <mrow>
              <mi>α</mi>
              <mo stretchy="false">−</mo>
              <mfrac>
                <mrow>
                  <mi>b</mi>
                  <mrow>
                    <mo fence="true" stretchy="false">(</mo>
                    <mrow>
                      <mrow>
                        <mi>α</mi>
                        <mo stretchy="false">−</mo>
                        <mi>a</mi>
                      </mrow>
                    </mrow>
                    <mo fence="true" stretchy="false">)</mo>
                  </mrow>
                </mrow>
                <mrow>
                  <mi>b</mi>
                  <mo stretchy="false">−</mo>
                  <mn>1</mn>
                </mrow>
              </mfrac>
            </mrow>
            <mrow>
              <msup>
                <mi>e</mi>
                <mrow>
                  <mrow>
                    <mo stretchy="false">−</mo>
                    <mi>α</mi>
                  </mrow>
                  <mi>t</mi>
                </mrow>
              </msup>
              <mo stretchy="false">+</mo>
              <mrow>
                <mi>a</mi>
                <mfrac>
                  <mrow>
                    <mo fence="true" stretchy="false">(</mo>
                    <mrow>
                      <mrow>
                        <mi>α</mi>
                        <mo stretchy="false">−</mo>
                        <mi>b</mi>
                      </mrow>
                    </mrow>
                    <mo fence="true" stretchy="false">)</mo>
                  </mrow>
                  <mrow>
                    <mi>b</mi>
                    <mo stretchy="false">−</mo>
                    <mi>a</mi>
                  </mrow>
                </mfrac>
              </mrow>
            </mrow>
            <msup>
              <mi>e</mi>
              <mrow>
                <mo stretchy="false">−</mo>
                <mi mathvariant="italic">bt</mi>
              </mrow>
            </msup>
          </mrow>
        </mrow>
        <mo fence="true" stretchy="true">]</mo>
      </mrow>
    </mrow>
    <annotation encoding="StarMath 5.0">{s+%alpha }over {s(s+a)(s+b)  }=1 over { ab } left [ %alpha-{b(%alpha -a)}over{b-1}e^{-%alpha t}+ {a(%alpha -b)over{b-a}}e^{-bt} right ] </annotation>
  </semantics>
</math>
</file>